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008000" fo:font-weight="normal" style:font-weight-asian="normal" style:font-weight-complex="normal"/>
    </style:style>
    <style:style style:name="T4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ject name </text:span>: ${project.name}</text:p>
      <text:p text:style-name="Standard"/>
      <text:p text:style-name="P1">Lines : </text:p>
      <text:p text:style-name="Standard">[#list lines as line]</text:p>
      <text:p text:style-name="Standard"><text:s text:c="4"/>${line.reference}</text:p>
      <text:p text:style-name="Standard">[/#list]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2">[#if item_lines_index % 2 == 0]</text:span><text:span text:style-name="T4">${lines.reference}</text:span><text:span text:style-name="T2">[#else]</text:span><text:span text:style-name="T3">${lines.reference}</text:span><text:span text:style-name="T2">[/#if]</text:span></text:p>
          </table:table-cell>
          <table:table-cell table:style-name="Tableau1.B1" office:value-type="string">
            <text:p text:style-name="Standard">[#list lines as line]${line.reference}</text:p>
            <text:p text:style-name="Standard">[/#list]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2-09T14:01:11.21</meta:creation-date>
    <dc:date>2011-02-09T20:26:12.53</dc:date>
    <dc:creator>Angelo ZERR</dc:creator>
    <meta:editing-duration>PT5H57M29S</meta:editing-duration>
    <meta:editing-cycles>13</meta:editing-cycles>
    <meta:generator>LibreOffice/3.3$Win32 LibreOffice_project/330m19$Build-6</meta:generator>
    <meta:document-statistic meta:table-count="1" meta:image-count="0" meta:object-count="0" meta:page-count="1" meta:paragraph-count="8" meta:word-count="23" meta:character-count="214"/>
  </office:meta>
</office:document-meta>
</file>